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E0000018F6922961DEED2806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ＭＳ 明朝" svg:font-family="'ＭＳ 明朝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1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/>
      <style:text-properties fo:color="#000000" fo:font-size="18pt"/>
    </style:style>
    <style:style style:name="P6" style:family="paragraph">
      <loext:graphic-properties draw:fill="solid" draw:fill-color="#ffffff"/>
      <style:paragraph-properties fo:text-align="start"/>
      <style:text-properties fo:font-size="18pt"/>
    </style:style>
    <style:style style:name="P7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style:font-name="ＭＳ 明朝" fo:font-size="10pt" style:font-name-asian="ＭＳ 明朝1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ff0000" draw:stroke-linejoin="round" draw:fill="none" draw:textarea-vertical-align="top" draw:auto-grow-height="false" fo:min-height="1.129cm" fo:min-width="9.18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cm" draw:fill="none" draw:textarea-vertical-align="middle" draw:auto-grow-height="false" fo:min-height="1.138cm" fo:min-width="4.025cm" fo:padding-top="0.15cm" fo:padding-bottom="0.15cm" fo:padding-left="0.15cm" fo:padding-right="0.1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1cm" svg:stroke-color="#ff0000" draw:stroke-linejoin="round" draw:fill="solid" draw:fill-color="#ffffff" draw:textarea-vertical-align="top" draw:auto-grow-height="false" fo:min-height="1.261cm" fo:min-width="4.057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.071cm" svg:stroke-color="#ff0000" draw:stroke-linejoin="round" draw:fill="solid" draw:fill-color="#ffffff" draw:textarea-vertical-align="middle" draw:auto-grow-height="false" fo:min-height="1.291cm" fo:min-width="4.327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ff0000" draw:stroke-linejoin="round" draw:fill="none" draw:textarea-vertical-align="top" draw:auto-grow-height="false" fo:min-height="0.711cm" fo:min-width="1.995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イメージ1" text:anchor-type="paragraph" svg:x="0.351cm" svg:y="0.67cm" svg:width="16.051cm" svg:height="7.038cm" draw:z-index="0"><draw:image xlink:href="Pictures/100002010000038E0000018F6922961DEED2806E.png" xlink:type="simple" xlink:show="embed" xlink:actuate="onLoad" loext:mime-type="image/png"/></draw:frame><draw:custom-shape text:anchor-type="paragraph" draw:z-index="5" draw:name="イメージ1" draw:style-name="gr1" draw:text-style-name="P4" svg:width="9.801cm" svg:height="1.493cm" svg:x="0.416cm" svg:y="5.378cm"><text:p/><draw:enhanced-geometry draw:mirror-horizontal="false" draw:mirror-vertical="false" svg:viewBox="0 0 0 0" draw:text-areas="?f5 ?f5 ?f6 ?f7" draw:type="ooxml-roundRect" draw:modifiers="13301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" draw:name="イメージ2" draw:style-name="gr5" draw:text-style-name="P4" svg:width="2.578cm" svg:height="1.043cm" svg:x="11.688cm" svg:y="6.225cm"><text:p/><draw:enhanced-geometry draw:mirror-horizontal="false" draw:mirror-vertical="false" svg:viewBox="0 0 0 0" draw:text-areas="?f5 ?f5 ?f6 ?f7" draw:type="ooxml-roundRect" draw:modifiers="13301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2" draw:name="角丸四角形吹き出し 5" draw:style-name="gr4" draw:text-style-name="P7" svg:width="5.001cm" svg:height="1.712cm" svg:x="1.965cm" svg:y="7.098cm"><text:list xml:id="list2541209144" text:style-name="WWNum1"><text:list-item><text:p text:style-name="P2"><text:span text:style-name="T1">チェックを<text:line-break/>外してください。</text:span></text:p></text:list-item></text:list><draw:enhanced-geometry draw:mirror-horizontal="false" draw:mirror-vertical="false" svg:viewBox="0 0 0 0" draw:text-areas="?f38 ?f38 ?f39 ?f40" draw:type="ooxml-wedgeRoundRectCallout" draw:modifiers="-65848 -824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0 *logheight/logwidth"/><draw:equation draw:name="f7" draw:formula="abs(?f1 )"/><draw:equation draw:name="f8" draw:formula="abs(?f6 )"/><draw:equation draw:name="f9" draw:formula="?f7 +0-?f8 "/><draw:equation draw:name="f10" draw:formula="if(?f0 ,7,2)"/><draw:equation draw:name="f11" draw:formula="if(?f0 ,10,5)"/><draw:equation draw:name="f12" draw:formula="logwidth*?f10 /12"/><draw:equation draw:name="f13" draw:formula="logwidth*?f11 /12"/><draw:equation draw:name="f14" draw:formula="if(?f1 ,7,2)"/><draw:equation draw:name="f15" draw:formula="if(?f1 ,10,5)"/><draw:equation draw:name="f16" draw:formula="logheight*?f14 /12"/><draw:equation draw:name="f17" draw:formula="logheight*?f15 /12"/><draw:equation draw:name="f18" draw:formula="if(?f0 ,0,?f3 )"/><draw:equation draw:name="f19" draw:formula="if(?f9 ,0,?f18 )"/><draw:equation draw:name="f20" draw:formula="if(?f1 ,?f12 ,?f3 )"/><draw:equation draw:name="f21" draw:formula="if(?f9 ,?f20 ,?f12 )"/><draw:equation draw:name="f22" draw:formula="if(?f0 ,?f3 ,logwidth)"/><draw:equation draw:name="f23" draw:formula="if(?f9 ,logwidth,?f22 )"/><draw:equation draw:name="f24" draw:formula="if(?f1 ,?f3 ,?f12 )"/><draw:equation draw:name="f25" draw:formula="if(?f9 ,?f24 ,?f12 )"/><draw:equation draw:name="f26" draw:formula="if(?f0 ,?f16 ,?f5 )"/><draw:equation draw:name="f27" draw:formula="if(?f9 ,?f16 ,?f26 )"/><draw:equation draw:name="f28" draw:formula="if(?f1 ,0,?f5 )"/><draw:equation draw:name="f29" draw:formula="if(?f9 ,?f28 ,0)"/><draw:equation draw:name="f30" draw:formula="if(?f0 ,?f5 ,?f16 )"/><draw:equation draw:name="f31" draw:formula="if(?f9 ,?f16 ,?f30 )"/><draw:equation draw:name="f32" draw:formula="if(?f1 ,?f5 ,logheight)"/><draw:equation draw:name="f33" draw:formula="if(?f9 ,?f32 ,logheight)"/><draw:equation draw:name="f34" draw:formula="min(logwidth,logheight)"/><draw:equation draw:name="f35" draw:formula="?f34 *$2 /100000"/><draw:equation draw:name="f36" draw:formula="logwidth+0-?f35 "/><draw:equation draw:name="f37" draw:formula="logheight+0-?f35 "/><draw:equation draw:name="f38" draw:formula="?f35 *29289/100000"/><draw:equation draw:name="f39" draw:formula="logwidth+0-?f38 "/><draw:equation draw:name="f40" draw:formula="logheight+0-?f38 "/><draw:equation draw:name="f41" draw:formula="logheight"/><draw:equation draw:name="f42" draw:formula="logwidth"/><draw:equation draw:name="f43" draw:formula="(10800000)/60000.0"/><draw:equation draw:name="f44" draw:formula="(5400000)/60000.0"/><draw:equation draw:name="f45" draw:formula="(16200000)/60000.0"/><draw:equation draw:name="f46" draw:formula="(5400000)/60000.0"/><draw:equation draw:name="f47" draw:formula="(0)/60000.0"/><draw:equation draw:name="f48" draw:formula="(5400000)/60000.0"/><draw:equation draw:name="f49" draw:formula="(5400000)/60000.0"/><draw:equation draw:name="f50" draw:formula="(5400000)/60000.0"/><draw:handle draw:handle-position="?f3 ?f5" draw:handle-range-x-maximum="2147483647" draw:handle-range-x-minimum="-2147483647" draw:handle-range-y-maximum="2147483647" draw:handle-range-y-minimum="-2147483647"/></draw:enhanced-geometry></draw:custom-shape><draw:custom-shape text:anchor-type="paragraph" draw:z-index="3" draw:name="角丸四角形吹き出し 6" draw:style-name="gr3" draw:text-style-name="P6" svg:width="4.721cm" svg:height="1.675cm" svg:x="12.878cm" svg:y="7.34cm"><text:p/><draw:enhanced-geometry draw:mirror-horizontal="false" draw:mirror-vertical="false" svg:viewBox="0 0 0 0" draw:text-areas="?f38 ?f38 ?f39 ?f40" draw:type="ooxml-wedgeRoundRectCallout" draw:modifiers="-40189 -723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0 *logheight/logwidth"/><draw:equation draw:name="f7" draw:formula="abs(?f1 )"/><draw:equation draw:name="f8" draw:formula="abs(?f6 )"/><draw:equation draw:name="f9" draw:formula="?f7 +0-?f8 "/><draw:equation draw:name="f10" draw:formula="if(?f0 ,7,2)"/><draw:equation draw:name="f11" draw:formula="if(?f0 ,10,5)"/><draw:equation draw:name="f12" draw:formula="logwidth*?f10 /12"/><draw:equation draw:name="f13" draw:formula="logwidth*?f11 /12"/><draw:equation draw:name="f14" draw:formula="if(?f1 ,7,2)"/><draw:equation draw:name="f15" draw:formula="if(?f1 ,10,5)"/><draw:equation draw:name="f16" draw:formula="logheight*?f14 /12"/><draw:equation draw:name="f17" draw:formula="logheight*?f15 /12"/><draw:equation draw:name="f18" draw:formula="if(?f0 ,0,?f3 )"/><draw:equation draw:name="f19" draw:formula="if(?f9 ,0,?f18 )"/><draw:equation draw:name="f20" draw:formula="if(?f1 ,?f12 ,?f3 )"/><draw:equation draw:name="f21" draw:formula="if(?f9 ,?f20 ,?f12 )"/><draw:equation draw:name="f22" draw:formula="if(?f0 ,?f3 ,logwidth)"/><draw:equation draw:name="f23" draw:formula="if(?f9 ,logwidth,?f22 )"/><draw:equation draw:name="f24" draw:formula="if(?f1 ,?f3 ,?f12 )"/><draw:equation draw:name="f25" draw:formula="if(?f9 ,?f24 ,?f12 )"/><draw:equation draw:name="f26" draw:formula="if(?f0 ,?f16 ,?f5 )"/><draw:equation draw:name="f27" draw:formula="if(?f9 ,?f16 ,?f26 )"/><draw:equation draw:name="f28" draw:formula="if(?f1 ,0,?f5 )"/><draw:equation draw:name="f29" draw:formula="if(?f9 ,?f28 ,0)"/><draw:equation draw:name="f30" draw:formula="if(?f0 ,?f5 ,?f16 )"/><draw:equation draw:name="f31" draw:formula="if(?f9 ,?f16 ,?f30 )"/><draw:equation draw:name="f32" draw:formula="if(?f1 ,?f5 ,logheight)"/><draw:equation draw:name="f33" draw:formula="if(?f9 ,?f32 ,logheight)"/><draw:equation draw:name="f34" draw:formula="min(logwidth,logheight)"/><draw:equation draw:name="f35" draw:formula="?f34 *$2 /100000"/><draw:equation draw:name="f36" draw:formula="logwidth+0-?f35 "/><draw:equation draw:name="f37" draw:formula="logheight+0-?f35 "/><draw:equation draw:name="f38" draw:formula="?f35 *29289/100000"/><draw:equation draw:name="f39" draw:formula="logwidth+0-?f38 "/><draw:equation draw:name="f40" draw:formula="logheight+0-?f38 "/><draw:equation draw:name="f41" draw:formula="logheight"/><draw:equation draw:name="f42" draw:formula="logwidth"/><draw:equation draw:name="f43" draw:formula="(10800000)/60000.0"/><draw:equation draw:name="f44" draw:formula="(5400000)/60000.0"/><draw:equation draw:name="f45" draw:formula="(16200000)/60000.0"/><draw:equation draw:name="f46" draw:formula="(5400000)/60000.0"/><draw:equation draw:name="f47" draw:formula="(0)/60000.0"/><draw:equation draw:name="f48" draw:formula="(5400000)/60000.0"/><draw:equation draw:name="f49" draw:formula="(5400000)/60000.0"/><draw:equation draw:name="f50" draw:formula="(5400000)/60000.0"/><draw:handle draw:handle-position="?f3 ?f5" draw:handle-range-x-maximum="2147483647" draw:handle-range-x-minimum="-2147483647" draw:handle-range-y-maximum="2147483647" draw:handle-range-y-minimum="-2147483647"/></draw:enhanced-geometry></draw:custom-shape><draw:custom-shape text:anchor-type="paragraph" draw:z-index="4" draw:name="枠11" draw:style-name="gr2" draw:text-style-name="P5" svg:width="4.324cm" svg:height="1.437cm" svg:x="13.063cm" svg:y="7.486cm"><text:list xml:id="list3419785425" text:style-name="WWNum2"><text:list-item><text:p text:style-name="P3"><text:span text:style-name="T1">OK ボタンを<text:line-break/>押してください。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ＭＳ 明朝" svg:font-family="'ＭＳ 明朝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1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0pt" fo:language="en" fo:country="US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zxx" fo:country="none" style:letter-kerning="false" style:font-name-asian="Andale Sans UI" style:font-family-asian="'Andale Sans UI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Balloon_20_Text" style:display-name="Balloon Text" style:family="paragraph" style:parent-style-name="Standard" style:default-outline-level="">
      <style:text-properties style:font-name="Arial" fo:font-family="Arial" style:font-family-generic="roman" style:font-pitch="variable" fo:font-size="9pt" style:font-name-asian="ＭＳ ゴシック" style:font-family-asian="'ＭＳ ゴシック'" style:font-family-generic-asian="system" style:font-pitch-asian="variable" style:font-size-asian="9pt" style:font-name-complex="Tahoma" style:font-family-complex="Tahoma" style:font-family-generic-complex="system" style:font-pitch-complex="variable" style:font-size-complex="9pt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</meta:creation-date>
    <dc:language>ja-JP</dc:language>
    <dc:date>2019-09-28T17:21:16.961000000</dc:date>
    <meta:editing-cycles>10</meta:editing-cycles>
    <meta:editing-duration>PT4M57S</meta:editing-duration>
    <meta:generator>LibreOffice/6.3.1.2$Windows_X86_64 LibreOffice_project/b79626edf0065ac373bd1df5c28bd630b4424273</meta:generator>
    <meta:document-statistic meta:table-count="0" meta:image-count="1" meta:object-count="0" meta:page-count="1" meta:paragraph-count="2" meta:word-count="28" meta:character-count="36" meta:non-whitespace-character-count="33"/>
  </office:meta>
</office:document-meta>
</file>